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6f0" officeooo:paragraph-rsid="001fe6f0"/>
    </style:style>
    <style:style style:name="P2" style:family="paragraph" style:parent-style-name="Standard">
      <style:text-properties style:font-name="Liberation Serif"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officeooo:rsid="00227c15" officeooo:paragraph-rsid="00227c15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officeooo:paragraph-rsid="00227c15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officeooo:paragraph-rsid="00245356" style:font-size-asian="13pt" style:font-size-complex="13pt"/>
    </style:style>
    <style:style style:name="P7" style:family="paragraph" style:parent-style-name="Standard">
      <style:text-properties style:font-name="Liberation Serif" fo:font-size="13pt" officeooo:rsid="00245356" officeooo:paragraph-rsid="00245356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officeooo:rsid="00245356" officeooo:paragraph-rsid="00245356" style:font-size-asian="13pt" style:font-size-complex="13pt"/>
    </style:style>
    <style:style style:name="P9" style:family="paragraph" style:parent-style-name="Standard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Liberation Serif" fo:font-size="16pt" style:font-size-asian="16pt" style:font-size-complex="16pt"/>
    </style:style>
    <style:style style:name="P11" style:family="paragraph" style:parent-style-name="Standard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6pt" fo:font-style="italic" officeooo:rsid="00227c15" officeooo:paragraph-rsid="00227c15" style:font-size-asian="16pt" style:font-style-asian="italic" style:font-size-complex="16pt" style:font-style-complex="italic"/>
    </style:style>
    <style:style style:name="P13" style:family="paragraph" style:parent-style-name="Standard"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style="italic" fo:font-weight="bold" officeooo:rsid="00227c15" officeooo:paragraph-rsid="00227c15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style:font-name="Liberation Serif" fo:font-size="14pt" fo:font-style="italic" fo:font-weight="bold" officeooo:rsid="00245356" officeooo:paragraph-rsid="00245356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8pt" fo:font-style="italic" style:text-underline-style="none" fo:font-weight="normal" officeooo:rsid="001fe6f0" officeooo:paragraph-rsid="00213262" style:font-size-asian="18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text-properties style:font-name="Liberation Serif" officeooo:rsid="001fe6f0" officeooo:paragraph-rsid="001fe6f0"/>
    </style:style>
    <style:style style:name="P19" style:family="paragraph" style:parent-style-name="Standard">
      <style:text-properties style:font-name="Liberation Serif" officeooo:rsid="00227c15" officeooo:paragraph-rsid="001fe6f0"/>
    </style:style>
    <style:style style:name="P20" style:family="paragraph" style:parent-style-name="Standard">
      <style:text-properties style:font-name="Liberation Serif" officeooo:rsid="00227c15" officeooo:paragraph-rsid="00227c15"/>
    </style:style>
    <style:style style:name="P21" style:family="paragraph" style:parent-style-name="Standard">
      <style:text-properties style:font-name="Liberation Serif" officeooo:paragraph-rsid="00245356"/>
    </style:style>
    <style:style style:name="T1" style:family="text">
      <style:text-properties officeooo:rsid="00213262"/>
    </style:style>
    <style:style style:name="T2" style:family="text">
      <style:text-properties officeooo:rsid="00227c15"/>
    </style:style>
    <style:style style:name="T3" style:family="text">
      <style:text-properties style:font-name="sans-serif"/>
    </style:style>
    <style:style style:name="T4" style:family="text">
      <style:text-properties style:font-name="sans-serif" fo:font-size="7.5pt"/>
    </style:style>
    <style:style style:name="T5" style:family="text">
      <style:text-properties officeooo:rsid="00234126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3pt" style:font-size-asian="13pt" style:font-size-complex="13pt"/>
    </style:style>
    <style:style style:name="T8" style:family="text">
      <style:text-properties style:font-name="Liberation Serif" fo:font-size="13pt" officeooo:rsid="00234126" style:font-size-asian="13pt" style:font-size-complex="13pt"/>
    </style:style>
    <style:style style:name="T9" style:family="text">
      <style:text-properties style:font-name="Liberation Serif" fo:font-size="13pt" officeooo:rsid="00245356" style:font-size-asian="13pt" style:font-size-complex="13pt"/>
    </style:style>
    <style:style style:name="T10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1" style:family="text">
      <style:text-properties style:font-name="Liberation Serif" fo:font-size="13pt" fo:font-weight="normal" officeooo:rsid="00234126" style:font-size-asian="13pt" style:font-weight-asian="normal" style:font-size-complex="13pt" style:font-weight-complex="normal"/>
    </style:style>
    <style:style style:name="T12" style:family="text">
      <style:text-properties style:font-name="Liberation Serif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" style:family="text">
      <style:text-properties fo:font-size="13pt" officeooo:rsid="00234126" style:font-size-asian="13pt" style:font-size-complex="13pt"/>
    </style:style>
    <style:style style:name="T14" style:family="text">
      <style:text-properties fo:font-size="13pt" officeooo:rsid="00245356" style:font-size-asian="13pt" style:font-size-complex="13pt"/>
    </style:style>
    <style:style style:name="T15" style:family="text">
      <style:text-properties fo:font-size="13pt" fo:font-weight="normal" officeooo:rsid="00234126" style:font-size-asian="13pt" style:font-weight-asian="normal" style:font-size-complex="13pt" style:font-weight-complex="normal"/>
    </style:style>
    <style:style style:name="T16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34126" style:font-weight-asian="normal" style:font-weight-complex="normal"/>
    </style:style>
    <style:style style:name="T19" style:family="text">
      <style:text-properties fo:font-weight="bold" style:font-size-asian="16pt" style:font-weight-asian="bold" style:font-size-complex="16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245356"/>
    </style:style>
    <style:style style:name="T23" style:family="text">
      <style:text-properties officeooo:rsid="00245356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cedure <text:span text:style-name="T1">of </text:span>Reporting a vulnerability</text:p>
      <text:p text:style-name="P18"/>
      <text:p text:style-name="P18"/>
      <text:p text:style-name="P18"/>
      <text:p text:style-name="P18">A vulnerability can be defined as a bug or a feature in a system or a program which enables an attacker to bypass security measures.</text:p>
      <text:p text:style-name="P18"/>
      <text:p text:style-name="P18">A vulnerability discovered in a product, Operating System or an Application Software can be reported to CERT-In. The following channels can be used to report the vulnerability.</text:p>
      <text:p text:style-name="P18"/>
      <text:p text:style-name="P18"/>
      <text:p text:style-name="P1"><text:span text:style-name="T6">E-mail : </text:span><text:a xlink:type="simple" xlink:href="mailto:info@cert-in.org.in" text:style-name="Internet_20_link" text:visited-style-name="Visited_20_Internet_20_Link"><text:span text:style-name="T6">info@cert-in.org.in</text:span></text:a></text:p>
      <text:p text:style-name="P18">Helpdesk : +91-1800-11-4949</text:p>
      <text:p text:style-name="P18">Fax <text:s/>: +91-1800-11-6969</text:p>
      <text:p text:style-name="P18"/>
      <text:p text:style-name="P18">CERT-In will verify the authenticity of the submitted vulnerability report.</text:p>
      <text:p text:style-name="P18"/>
      <text:p text:style-name="P18"/>
      <text:p text:style-name="P19"/>
      <text:p text:style-name="P19"/>
      <text:p text:style-name="P20"/>
      <text:p text:style-name="P12">Procedure to secure your pc</text:p>
      <text:p text:style-name="P20"/>
      <text:p text:style-name="P5"><text:span text:style-name="T2">A personal computer used without proper security measure could lead to </text:span></text:p>
      <text:p text:style-name="P5"><text:span text:style-name="T2">ex</text:span>ploiting the system for illegal activities using the resources of such insecured </text:p>
      <text:p text:style-name="P4">computers. These exploiters could be Virus, Trojans, Keyloggers and sometimes </text:p>
      <text:p text:style-name="P4">real hackers. This may result in data theft, data loss, personal information dis<text:span text:style-name="T2">closure,</text:span> stealing of credentials like passwords etc. So, protect and secure your </text:p>
      <text:p text:style-name="P4">Personal Computer before it is compromised. </text:p>
      <text:p text:style-name="P3"/>
      <text:p text:style-name="P3">As they say:</text:p>
      <text:p text:style-name="P3">“PREVENTION IS BETTER THAN CURE” </text:p>
      <text:p text:style-name="P3"/>
      <text:p text:style-name="P14">Physical Security</text:p>
      <text:p text:style-name="P9"/>
      <text:p text:style-name="P2"><text:span text:style-name="T2">1)</text:span>Regularly clean your system and it’s components.</text:p>
      <text:p text:style-name="P2"/>
      <text:p text:style-name="P2"><text:span text:style-name="T2">2)</text:span>Properly organize the power cables, wires, to prevent from water, insects etc.</text:p>
      <text:p text:style-name="P2"/>
      <text:p text:style-name="P2"><text:span text:style-name="T2">3)</text:span>While working at PC, be careful not to spill water or food items on it.</text:p>
      <text:p text:style-name="P2"/>
      <text:p text:style-name="P2"><text:span text:style-name="T2">4)</text:span>Always follow “Safely Remove” option provided by the Operating System while</text:p>
      <text:p text:style-name="P2">disconnecting the USB devices. </text:p>
      <text:p text:style-name="P2"/>
      <text:p text:style-name="P2"><text:span text:style-name="T2">5)</text:span>By setting BIOS password, you can prevent unauthorized access to your </text:p>
      <text:p text:style-name="P2">personal computer.</text:p>
      <text:p text:style-name="P2"/>
      <text:p text:style-name="P2"/>
      <text:p text:style-name="P2"/>
      <text:p text:style-name="P13"><text:soft-page-break/>Data Security</text:p>
      <text:p text:style-name="P2"><text:span text:style-name="T5">1) </text:span>Enable Auto-updates of your Operating System and update it regularly.</text:p>
      <text:p text:style-name="P2">Download Anti-Virus Software from a Trusted Website and Install. Make sure it </text:p>
      <text:p text:style-name="P2">automatically gets updated with latest virus signatures.</text:p>
      <text:p text:style-name="P2"/>
      <text:p text:style-name="P2"><text:span text:style-name="T5">2) </text:span>Download Anti-Spyware Software from a Trusted Website and Install. Make sure it </text:p>
      <text:p text:style-name="P2">automatically updates with latest definitions.</text:p>
      <text:p text:style-name="P2"/>
      <text:p text:style-name="P2"><text:span text:style-name="T5">3) </text:span>Use “Encryption” to secure your valuable Information. </text:p>
      <text:p text:style-name="P2"/>
      <text:p text:style-name="P9"><text:span text:style-name="T18">4)</text:span><text:span text:style-name="T5"> </text:span><text:span text:style-name="T21">Backup : </text:span></text:p>
      <text:p text:style-name="P2">Periodically backup your computer data on CD / DVD or USB drive etc.. </text:p>
      <text:p text:style-name="P2">in case it may get c<text:span text:style-name="T5">orrupted to to some hardawre/softwre failure.</text:span></text:p>
      <text:p text:style-name="P2"/>
      <text:p text:style-name="P11"><text:span text:style-name="T15">5)</text:span><text:span text:style-name="T13"> </text:span><text:span text:style-name="T16">Recovery Disk:</text:span><text:span text:style-name="T21"> </text:span></text:p>
      <text:p text:style-name="P2">Always keep recovery disk suplied by Manufacturer / Vendor of </text:p>
      <text:p text:style-name="P2">the Computer System to recover the Operating System in the event of boot fail- </text:p>
      <text:p text:style-name="P2">ures due to system changes such as uncerificated Drivers/unknown Software pub- </text:p>
      <text:p text:style-name="P2">lisher. </text:p>
      <text:p text:style-name="P10"/>
      <text:p text:style-name="P16"><text:span text:style-name="T20">Browser Security: </text:span></text:p>
      <text:p text:style-name="P2"><text:span text:style-name="T5">1) </text:span>Always update your Web Browser with latest patches.</text:p>
      <text:p text:style-name="P2"/>
      <text:p text:style-name="P2"><text:span text:style-name="T5">2) </text:span>Use privacy or security settings which are inbuilt in the browser.</text:p>
      <text:p text:style-name="P2"/>
      <text:p text:style-name="P2"><text:span text:style-name="T5">3) </text:span>Also use content filtering software.</text:p>
      <text:p text:style-name="P2"/>
      <text:p text:style-name="P2"><text:span text:style-name="T5">4) </text:span>Always have Safe Search “ON” in Search Engine.</text:p>
      <text:p text:style-name="P3"/>
      <text:p text:style-name="P14">Internet Security: </text:p>
      <text:p text:style-name="P2"><text:span text:style-name="T5">1) </text:span>Follow Internet Ethics while browsing.</text:p>
      <text:p text:style-name="P2"/>
      <text:p text:style-name="P2"><text:span text:style-name="T5">2) </text:span>Check the copyright issues before using the content of Internet. </text:p>
      <text:p text:style-name="P2"/>
      <text:p text:style-name="P2"><text:span text:style-name="T5">3) </text:span>Always access the site which uses https (Hyper Text Transfer Protocol Secure) </text:p>
      <text:p text:style-name="P2">while performing Online transactions, Downloads etc, which is secure.</text:p>
      <text:p text:style-name="P2"/>
      <text:p text:style-name="P2"><text:span text:style-name="T5">4) </text:span>If the site uses SSL, verify the Certificate details like Who is the owner, Expiry </text:p>
      <text:p text:style-name="P2">date of the certificate etc to confirm whether it is trusted or not.</text:p>
      <text:p text:style-name="P3"/>
      <text:p text:style-name="P3"><text:span text:style-name="T5">5) </text:span>Use only Original Websites for downloading the files rather than Third Party </text:p>
      <text:p text:style-name="P2">websites.</text:p>
      <text:p text:style-name="P2"/>
      <text:p text:style-name="P2"><text:span text:style-name="T5">6) </text:span>Scan the downloaded files with an updated Anti-Virus Software before using </text:p>
      <text:p text:style-name="P2">it.</text:p>
      <text:p text:style-name="P2"/>
      <text:p text:style-name="P2"><text:span text:style-name="T5">7) </text:span>Install and properly configure a Software firewall, to protect against mali<text:span text:style-name="T5">cious</text:span></text:p>
      <text:p text:style-name="P2"><text:s/>traffic.</text:p>
      <text:p text:style-name="P2"><text:soft-page-break/></text:p>
      <text:p text:style-name="P2"/>
      <text:p text:style-name="P15">E-mail Security</text:p>
      <text:p text:style-name="P7"/>
      <text:p text:style-name="P21"><text:span text:style-name="T14">1) A</text:span>lways use strong password for your email account.</text:p>
      <text:p text:style-name="P3"/>
      <text:p text:style-name="P6"><text:span text:style-name="T22">2) </text:span>Always use Anti-Spyware Software to scan the eMails for Spam.</text:p>
      <text:p text:style-name="P2"/>
      <text:p text:style-name="P2"><text:span text:style-name="T22">3) </text:span>Always scan the e-Mail attachments with latest updated Anti-Virus and Anti-Spy </text:p>
      <text:p text:style-name="P2">ware before opening.</text:p>
      <text:p text:style-name="P2"/>
      <text:p text:style-name="P2"><text:span text:style-name="T22">4) </text:span>Always remember to empty the Spam folder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6:41:11.551960161</meta:creation-date>
    <dc:date>2017-07-31T17:38:32.112980271</dc:date>
    <meta:editing-duration>PT4M13S</meta:editing-duration>
    <meta:editing-cycles>1</meta:editing-cycles>
    <meta:document-statistic meta:table-count="0" meta:image-count="0" meta:object-count="0" meta:page-count="3" meta:paragraph-count="62" meta:word-count="533" meta:character-count="3425" meta:non-whitespace-character-count="2926"/>
    <meta:generator>LibreOffice/5.1.6.2$Linux_X86_64 LibreOffice_project/10m0$Build-2</meta:generator>
  </office:meta>
</office:document-meta>
</file>